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93cm" table:align="left"/>
    </style:style>
    <style:style style:name="Table1.A" style:family="table-column">
      <style:table-column-properties style:column-width="2.208cm"/>
    </style:style>
    <style:style style:name="Table1.B" style:family="table-column">
      <style:table-column-properties style:column-width="3.274cm"/>
    </style:style>
    <style:style style:name="Table1.C" style:family="table-column">
      <style:table-column-properties style:column-width="1.41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style:font-name="Nimbus Roman"/>
    </style:style>
    <style:style style:name="P2" style:family="paragraph" style:parent-style-name="Heading_20_2">
      <style:text-properties style:font-name="Nimbus Roman"/>
    </style:style>
    <style:style style:name="P3" style:family="paragraph" style:parent-style-name="Heading_20_2">
      <style:text-properties style:font-name="Nimbus Roman" officeooo:rsid="001bab96" officeooo:paragraph-rsid="001bab96"/>
    </style:style>
    <style:style style:name="P4" style:family="paragraph" style:parent-style-name="Horizontal_20_Line">
      <style:text-properties style:font-name="Nimbus Roman"/>
    </style:style>
    <style:style style:name="P5" style:family="paragraph" style:parent-style-name="Horizontal_20_Line">
      <style:text-properties style:font-name="Nimbus Roman" officeooo:rsid="001bab96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Standard">
      <style:text-properties style:font-name="Nimbus Roman"/>
    </style:style>
    <style:style style:name="P8" style:family="paragraph" style:parent-style-name="Table_20_Contents">
      <style:text-properties style:font-name="Nimbus Roman"/>
    </style:style>
    <style:style style:name="P9" style:family="paragraph" style:parent-style-name="Table_20_Heading">
      <style:text-properties style:font-name="Nimbus Roman"/>
    </style:style>
    <style:style style:name="P10" style:family="paragraph" style:parent-style-name="Text_20_body" style:list-style-name="L1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14"/>
    <style:style style:name="P14" style:family="paragraph" style:parent-style-name="Text_20_body" style:list-style-name="L16"/>
    <style:style style:name="P15" style:family="paragraph" style:parent-style-name="Text_20_body" style:list-style-name="L17">
      <style:text-properties officeooo:paragraph-rsid="001bab96"/>
    </style:style>
    <style:style style:name="P16" style:family="paragraph" style:parent-style-name="Text_20_body">
      <style:text-properties style:font-name="Nimbus Roman"/>
    </style:style>
    <style:style style:name="P17" style:family="paragraph" style:parent-style-name="Text_20_body" style:list-style-name="L2">
      <style:text-properties style:font-name="Nimbus Roman"/>
    </style:style>
    <style:style style:name="P18" style:family="paragraph" style:parent-style-name="Text_20_body" style:list-style-name="L3">
      <style:text-properties style:font-name="Nimbus Roman"/>
    </style:style>
    <style:style style:name="P19" style:family="paragraph" style:parent-style-name="Text_20_body" style:list-style-name="L4">
      <style:text-properties style:font-name="Nimbus Roman"/>
    </style:style>
    <style:style style:name="P20" style:family="paragraph" style:parent-style-name="Text_20_body" style:list-style-name="L5">
      <style:text-properties style:font-name="Nimbus Roman"/>
    </style:style>
    <style:style style:name="P21" style:family="paragraph" style:parent-style-name="Text_20_body" style:list-style-name="L6">
      <style:text-properties style:font-name="Nimbus Roman"/>
    </style:style>
    <style:style style:name="P22" style:family="paragraph" style:parent-style-name="Text_20_body" style:list-style-name="L7">
      <style:text-properties style:font-name="Nimbus Roman"/>
    </style:style>
    <style:style style:name="P23" style:family="paragraph" style:parent-style-name="Text_20_body" style:list-style-name="L8">
      <style:text-properties style:font-name="Nimbus Roman"/>
    </style:style>
    <style:style style:name="P24" style:family="paragraph" style:parent-style-name="Text_20_body" style:list-style-name="L17">
      <style:text-properties style:font-name="Nimbus Roman" officeooo:paragraph-rsid="001bab96"/>
    </style:style>
    <style:style style:name="P25" style:family="paragraph" style:parent-style-name="Text_20_body">
      <style:text-properties style:font-name="Nimbus Roman" officeooo:rsid="001bab96" officeooo:paragraph-rsid="001bab96"/>
    </style:style>
    <style:style style:name="P26" style:family="paragraph" style:parent-style-name="Text_20_body" style:list-style-name="L9">
      <style:text-properties style:font-name="Nimbus Roman"/>
    </style:style>
    <style:style style:name="P27" style:family="paragraph" style:parent-style-name="Text_20_body" style:list-style-name="L10">
      <style:text-properties style:font-name="Nimbus Roman"/>
    </style:style>
    <style:style style:name="P28" style:family="paragraph" style:parent-style-name="Text_20_body" style:list-style-name="L11">
      <style:text-properties style:font-name="Nimbus Roman"/>
    </style:style>
    <style:style style:name="P29" style:family="paragraph" style:parent-style-name="Text_20_body" style:list-style-name="L12">
      <style:text-properties style:font-name="Nimbus Roman"/>
    </style:style>
    <style:style style:name="P30" style:family="paragraph" style:parent-style-name="Text_20_body" style:list-style-name="L12">
      <style:text-properties style:font-name="Nimbus Roman" officeooo:paragraph-rsid="001bab96"/>
    </style:style>
    <style:style style:name="P31" style:family="paragraph" style:parent-style-name="Text_20_body" style:list-style-name="L13">
      <style:text-properties style:font-name="Nimbus Roman"/>
    </style:style>
    <style:style style:name="P32" style:family="paragraph" style:parent-style-name="Text_20_body" style:list-style-name="L14">
      <style:text-properties style:font-name="Nimbus Roman"/>
    </style:style>
    <style:style style:name="P33" style:family="paragraph" style:parent-style-name="Text_20_body" style:list-style-name="L15">
      <style:text-properties style:font-name="Nimbus Roman"/>
    </style:style>
    <style:style style:name="P34" style:family="paragraph" style:parent-style-name="Text_20_body">
      <style:text-properties style:font-name="Nimbus Roman" officeooo:paragraph-rsid="001bab96"/>
    </style:style>
    <style:style style:name="T1" style:family="text">
      <style:text-properties officeooo:rsid="001bab96"/>
    </style:style>
    <style:style style:name="T2" style:family="text">
      <style:text-properties style:font-name="Liberation Serif" fo:font-size="18pt" fo:font-weight="bold" officeooo:rsid="001bab96" style:font-name-asian="Noto Serif CJK SC" style:font-size-asian="18pt" style:font-weight-asian="bold" style:font-name-complex="Lohit Devanagari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ab96" style:font-weight-asian="normal" style:font-weight-complex="normal"/>
    </style:style>
    <style:style style:name="T6" style:family="text">
      <style:text-properties fo:font-size="18pt" fo:font-weight="bold" officeooo:rsid="001bab96" style:font-name-asian="Noto Serif CJK SC" style:font-size-asian="18pt" style:font-weight-asian="bold" style:font-name-complex="Lohit Devanagari" style:font-size-complex="18pt" style:font-weight-complex="bold"/>
    </style:style>
    <style:style style:name="T7" style:family="text">
      <style:text-properties style:font-name="Nimbus Roman"/>
    </style:style>
    <style:style style:name="T8" style:family="text">
      <style:text-properties style:font-name="Nimbus Roman" fo:font-size="10pt" style:font-size-asian="10pt" style:font-size-complex="10pt"/>
    </style:style>
    <style:style style:name="T9" style:family="text">
      <style:text-properties style:font-name="Nimbus Roman" fo:font-size="6pt" style:font-size-asian="6pt" style:font-size-complex="6pt"/>
    </style:style>
    <style:style style:name="T10" style:family="text">
      <style:text-properties style:font-name="Nimbus Roman" fo:font-size="10.5pt" style:font-size-asian="10.5pt" style:font-size-complex="10.5pt"/>
    </style:style>
    <style:style style:name="T11" style:family="text">
      <style:text-properties style:font-name="Nimbus Roman" fo:font-style="italic" style:font-style-asian="italic" style:font-style-complex="italic"/>
    </style:style>
    <style:style style:name="T12" style:family="text">
      <style:text-properties style:font-name="Nimbus Roman" fo:font-style="normal" style:font-style-asian="normal" style:font-style-complex="normal"/>
    </style:style>
    <style:style style:name="T13" style:family="text">
      <style:text-properties style:font-name="Nimbus Roman" officeooo:rsid="001c5be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ccupant Monitoring System (OMS) </text:h>
      <text:h text:style-name="P2" text:outline-level="2">1. Overview</text:h>
      <text:p text:style-name="Text_20_body"><text:span text:style-name="T7">This POC demonstrates a simplified </text:span><text:span text:style-name="Strong_20_Emphasis"><text:span text:style-name="T7">Occupant Monitoring System (OMS)</text:span></text:span><text:span text:style-name="T7"> for an automotive environment. The goal is to classify the seat state as:</text:span></text:p>
      <text:list xml:id="list1419850894" text:style-name="L1">
        <text:list-item>
          <text:p text:style-name="P10"><text:span text:style-name="Strong_20_Emphasis"><text:span text:style-name="T7">ADULT</text:span></text:span><text:span text:style-name="T7"> → </text:span><text:span text:style-name="T12">Airbag </text:span><text:span text:style-name="Emphasis"><text:span text:style-name="T12">Activated</text:span></text:span></text:p>
        </text:list-item>
        <text:list-item>
          <text:p text:style-name="P10"><text:span text:style-name="Strong_20_Emphasis"><text:span text:style-name="T7">CHILD / OBJECT</text:span></text:span><text:span text:style-name="T7"> → </text:span><text:span text:style-name="T12">Airbag </text:span><text:span text:style-name="Emphasis"><text:span text:style-name="T12">Deactivated</text:span></text:span></text:p>
        </text:list-item>
        <text:list-item>
          <text:p text:style-name="P10"><text:span text:style-name="Strong_20_Emphasis"><text:span text:style-name="T7">EMPTY</text:span></text:span><text:span text:style-name="T7"> → </text:span><text:span text:style-name="T12">Airbag </text:span><text:span text:style-name="Emphasis"><text:span text:style-name="T12">Deactivated</text:span></text:span></text:p>
        </text:list-item>
      </text:list>
      <text:p text:style-name="Text_20_body"><text:span text:style-name="T7">The POC is implemented on </text:span><text:span text:style-name="Strong_20_Emphasis"><text:span text:style-name="T7">PC (Linux)</text:span></text:span><text:span text:style-name="T7"> using </text:span><text:span text:style-name="Strong_20_Emphasis"><text:span text:style-name="T7">C++ and OpenCV</text:span></text:span><text:span text:style-name="T7">, with offline image inputs. It simulates how a real in-vehicle camera-based OMS would behave and is designed to be portable later to the </text:span><text:span text:style-name="Strong_20_Emphasis"><text:span text:style-name="T7">OKT507 embedded platform</text:span></text:span><text:span text:style-name="T7">.</text:span></text:p>
      <text:p text:style-name="P4"/>
      <text:h text:style-name="P2" text:outline-level="2">2. Objectives</text:h>
      <text:list xml:id="list1810100561" text:style-name="L2">
        <text:list-item>
          <text:p text:style-name="P17">Build an end-to-end OMS pipeline using classical computer vision.</text:p>
        </text:list-item>
        <text:list-item>
          <text:p text:style-name="P17">Classify occupant type using rule-based logic.</text:p>
        </text:list-item>
        <text:list-item>
          <text:p text:style-name="P17">Validate behavior with multiple test images.</text:p>
        </text:list-item>
        <text:list-item>
          <text:p text:style-name="P17">Provide deterministic, explainable results (no black-box ML).</text:p>
        </text:list-item>
        <text:list-item>
          <text:p text:style-name="P17">Prepare architecture for later migration to embedded hardware.</text:p>
        </text:list-item>
      </text:list>
      <text:p text:style-name="P4"/>
      <text:h text:style-name="P2" text:outline-level="2">3. Input Structure</text:h>
      <text:p text:style-name="P16">The system processes images from the following folder structure:</text:p>
      <text:p text:style-name="Preformatted_20_Text"><text:span text:style-name="Source_20_Text"><text:span text:style-name="T10">oms_input/</text:span></text:span></text:p>
      <text:p text:style-name="Preformatted_20_Text"><text:span text:style-name="Source_20_Text"><text:span text:style-name="T10"><text:s/>├── adult/</text:span></text:span></text:p>
      <text:p text:style-name="Preformatted_20_Text"><text:span text:style-name="Source_20_Text"><text:span text:style-name="T10"><text:s/>│ <text:s text:c="3"/>└── adult.jpg</text:span></text:span></text:p>
      <text:p text:style-name="Preformatted_20_Text"><text:span text:style-name="Source_20_Text"><text:span text:style-name="T10"><text:s/>├── child/</text:span></text:span></text:p>
      <text:p text:style-name="Preformatted_20_Text"><text:span text:style-name="Source_20_Text"><text:span text:style-name="T10"><text:s/>│ <text:s text:c="3"/>└── child.jpg</text:span></text:span></text:p>
      <text:p text:style-name="Preformatted_20_Text"><text:span text:style-name="Source_20_Text"><text:span text:style-name="T10"><text:s/>├── object/</text:span></text:span></text:p>
      <text:p text:style-name="Preformatted_20_Text"><text:span text:style-name="Source_20_Text"><text:span text:style-name="T10"><text:s/>│ <text:s text:c="3"/>└── object.jpg</text:span></text:span></text:p>
      <text:p text:style-name="Preformatted_20_Text"><text:span text:style-name="Source_20_Text"><text:span text:style-name="T10"><text:s/>└── empty/</text:span></text:span></text:p>
      <text:p text:style-name="P6"><text:span text:style-name="Source_20_Text"><text:span text:style-name="T10"><text:s text:c="6"/>└── empty.jpg</text:span></text:span></text:p>
      <text:p text:style-name="P16">Each image represents a seat state:</text:p>
      <text:list xml:id="list1043782754" text:style-name="L3">
        <text:list-item>
          <text:p text:style-name="P18">Adult sitting</text:p>
        </text:list-item>
        <text:list-item>
          <text:p text:style-name="P18">Child sitting</text:p>
        </text:list-item>
        <text:list-item>
          <text:p text:style-name="P18">Object on seat</text:p>
        </text:list-item>
        <text:list-item>
          <text:p text:style-name="P18"><text:soft-page-break/>Empty seat</text:p>
        </text:list-item>
      </text:list>
      <text:p text:style-name="P4"/>
      <text:h text:style-name="P2" text:outline-level="2">4. Technical Approach</text:h>
      <text:p text:style-name="P16">The OMS POC follows a classical vision pipeline:</text:p>
      <text:list xml:id="list2911353454" text:style-name="L4">
        <text:list-item>
          <text:p text:style-name="P11"><text:span text:style-name="Strong_20_Emphasis"><text:span text:style-name="T7">Predefined Seat Region of Interest (ROI)</text:span></text:span><text:span text:style-name="T7"><text:line-break/>A fixed rectangle representing the seat area is defined in the image.</text:span></text:p>
        </text:list-item>
        <text:list-item>
          <text:p text:style-name="P11"><text:span text:style-name="Strong_20_Emphasis"><text:span text:style-name="T7">Background Modeling</text:span></text:span><text:span text:style-name="T7"><text:line-break/>An empty-seat image is used as the reference background.</text:span></text:p>
        </text:list-item>
        <text:list-item>
          <text:p text:style-name="P11"><text:span text:style-name="Strong_20_Emphasis"><text:span text:style-name="T7">Foreground Extraction</text:span></text:span><text:span text:style-name="T7"><text:line-break/>The current frame is compared against the background using:</text:span></text:p>
          <text:list>
            <text:list-item>
              <text:p text:style-name="P19">Grayscale conversion</text:p>
            </text:list-item>
            <text:list-item>
              <text:p text:style-name="P19">Absolute difference</text:p>
            </text:list-item>
            <text:list-item>
              <text:p text:style-name="P19">Thresholding</text:p>
            </text:list-item>
            <text:list-item>
              <text:p text:style-name="P19">Morphological cleanup</text:p>
            </text:list-item>
          </text:list>
        </text:list-item>
        <text:list-item>
          <text:p text:style-name="P11"><text:span text:style-name="Strong_20_Emphasis"><text:span text:style-name="T7">Blob Analysis within ROI</text:span></text:span><text:span text:style-name="T7"><text:line-break/>Only pixels inside the seat ROI are considered.</text:span></text:p>
        </text:list-item>
        <text:list-item>
          <text:p text:style-name="P11"><text:span text:style-name="Strong_20_Emphasis"><text:span text:style-name="T7">Geometric Feature Extraction</text:span></text:span></text:p>
          <text:list>
            <text:list-item>
              <text:p text:style-name="P19">Foreground area ratio</text:p>
            </text:list-item>
            <text:list-item>
              <text:p text:style-name="P19">Bounding box height ratio</text:p>
            </text:list-item>
            <text:list-item>
              <text:p text:style-name="P19">Aspect ratio of detected blob</text:p>
            </text:list-item>
          </text:list>
        </text:list-item>
        <text:list-item>
          <text:p text:style-name="P11"><text:span text:style-name="Strong_20_Emphasis"><text:span text:style-name="T7">Rule-Based Classification</text:span></text:span></text:p>
        </text:list-item>
      </text:list>
      <text:p text:style-name="P16">Example decision logic:</text:p>
      <text:list xml:id="list761775187" text:style-name="L5">
        <text:list-item>
          <text:p text:style-name="P12"><text:span text:style-name="T7">If foreground ratio ≈ 0 → </text:span><text:span text:style-name="Source_20_Text"><text:span text:style-name="T7">EMPTY</text:span></text:span></text:p>
        </text:list-item>
        <text:list-item>
          <text:p text:style-name="P20">Else if</text:p>
          <text:list>
            <text:list-item>
              <text:p text:style-name="P20">Large area</text:p>
            </text:list-item>
            <text:list-item>
              <text:p text:style-name="P20">Tall bounding box</text:p>
            </text:list-item>
            <text:list-item>
              <text:p text:style-name="P12"><text:span text:style-name="T7">Human-like aspect ratio → </text:span><text:span text:style-name="Source_20_Text"><text:span text:style-name="T7">ADULT</text:span></text:span></text:p>
            </text:list-item>
          </text:list>
        </text:list-item>
        <text:list-item>
          <text:p text:style-name="P12"><text:span text:style-name="T7">Else → </text:span><text:span text:style-name="Source_20_Text"><text:span text:style-name="T7">CHILD / OBJECT</text:span></text:span></text:p>
        </text:list-item>
      </text:list>
      <text:p text:style-name="P16">This makes the system:</text:p>
      <text:list xml:id="list2203484148" text:style-name="L6">
        <text:list-item>
          <text:p text:style-name="P21">Deterministic</text:p>
        </text:list-item>
        <text:list-item>
          <text:p text:style-name="P21">Explainable</text:p>
        </text:list-item>
        <text:list-item>
          <text:p text:style-name="P21"><text:soft-page-break/>Suitable for safety-oriented domains</text:p>
        </text:list-item>
      </text:list>
      <text:p text:style-name="P5"/>
      <text:h text:style-name="P2" text:outline-level="2"><text:span text:style-name="T1">5</text:span>. Output</text:h>
      <text:p text:style-name="P16">For each image, the application prints:</text:p>
      <text:p text:style-name="Preformatted_20_Text"><text:span text:style-name="Source_20_Text"><text:span text:style-name="T10">Processing: oms_input/adult/adult.jpg</text:span></text:span></text:p>
      <text:p text:style-name="Preformatted_20_Text"><text:span text:style-name="Source_20_Text"><text:span text:style-name="T10">Foreground ratio: 0.80</text:span></text:span></text:p>
      <text:p text:style-name="Preformatted_20_Text"><text:span text:style-name="Source_20_Text"><text:span text:style-name="T10">Occupant type: ADULT</text:span></text:span></text:p>
      <text:p text:style-name="Preformatted_20_Text"><text:span text:style-name="Source_20_Text"><text:span text:style-name="T10">Airbag Activated</text:span></text:span></text:p>
      <text:p text:style-name="P6"><text:span text:style-name="Source_20_Text"><text:span text:style-name="T7">------------------------</text:span></text:span></text:p>
      <text:p text:style-name="P16">The image is displayed with:</text:p>
      <text:list xml:id="list2510402672" text:style-name="L7">
        <text:list-item>
          <text:p text:style-name="P22">Seat ROI overlay</text:p>
        </text:list-item>
        <text:list-item>
          <text:p text:style-name="P22">Foreground mask visualization</text:p>
        </text:list-item>
      </text:list>
      <text:p text:style-name="P16">User interaction:</text:p>
      <text:list xml:id="list2369664464" text:style-name="L8">
        <text:list-item>
          <text:p text:style-name="P23">Press any key to move to the next image</text:p>
        </text:list-item>
      </text:list>
      <text:p text:style-name="P4"/>
      <text:h text:style-name="P3" text:outline-level="2">6. <text:s/>Advantages of the Selected Approach</text:h>
      <text:list xml:id="list986246307" text:style-name="L17">
        <text:list-item>
          <text:p text:style-name="P24">Works without AI or training data</text:p>
        </text:list-item>
        <text:list-item>
          <text:p text:style-name="P24">Scales well on embedded platforms</text:p>
        </text:list-item>
        <text:list-item>
          <text:p text:style-name="P24">Robust to stationary occupants</text:p>
        </text:list-item>
        <text:list-item>
          <text:p text:style-name="P24">Easy to tune and maintain</text:p>
        </text:list-item>
        <text:list-item>
          <text:p text:style-name="P24">Suitable for early-stage OMS POCs</text:p>
        </text:list-item>
      </text:list>
      <text:p text:style-name="P25">Aligns with real automotive OMS development practices</text:p>
      <text:h text:style-name="P2" text:outline-level="2"><text:span text:style-name="T1">7</text:span>. Tools &amp; Environment</text:h>
      <text:list xml:id="list2078274136" text:style-name="L9">
        <text:list-item>
          <text:p text:style-name="P26">Language: C++</text:p>
        </text:list-item>
        <text:list-item>
          <text:p text:style-name="P26">Library: OpenCV (PC build)</text:p>
        </text:list-item>
        <text:list-item>
          <text:p text:style-name="P26">OS: Linux (Ubuntu)</text:p>
        </text:list-item>
        <text:list-item>
          <text:p text:style-name="P26">Build: g++ / CMake</text:p>
        </text:list-item>
        <text:list-item>
          <text:p text:style-name="P26">Auxiliary: Python (used only to generate synthetic test images)</text:p>
        </text:list-item>
      </text:list>
      <text:p text:style-name="Text_20_body"><text:span text:style-name="T7">Python is </text:span><text:span text:style-name="Strong_20_Emphasis"><text:span text:style-name="T7">not required</text:span></text:span><text:span text:style-name="T7"> in the embedded target. It was used only to:</text:span></text:p>
      <text:list xml:id="list4152252173" text:style-name="L10">
        <text:list-item>
          <text:p text:style-name="P27">Auto-generate consistent test images</text:p>
        </text:list-item>
        <text:list-item>
          <text:p text:style-name="P27">Validate algorithm behavior</text:p>
        </text:list-item>
      </text:list>
      <text:p text:style-name="P4"><text:soft-page-break/></text:p>
      <text:h text:style-name="P2" text:outline-level="2"><text:span text:style-name="T1">8</text:span>. Validation Strategy</text:h>
      <text:p text:style-name="P16">Testing was done using:</text:p>
      <text:list xml:id="list1780308614" text:style-name="L11">
        <text:list-item>
          <text:p text:style-name="P28">Real downloaded images</text:p>
        </text:list-item>
        <text:list-item>
          <text:p text:style-name="P28">Synthetic images generated via Python</text:p>
        </text:list-item>
      </text:list>
      <text:p text:style-name="P16">Each class was validated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771595032064">
            <table:table-cell table:style-name="Table1.A1" office:value-type="string">
              <text:p text:style-name="P9">Input Type</text:p>
            </table:table-cell>
            <table:table-cell table:style-name="Table1.A1" office:value-type="string">
              <text:p text:style-name="P9">Expected Output</text:p>
            </table:table-cell>
            <table:table-cell table:style-name="Table1.A1" office:value-type="string">
              <text:p text:style-name="P9">Result</text:p>
            </table:table-cell>
          </table:table-row>
        </table:table-header-rows>
        <table:table-row table:style-name="TableLine94771595032064">
          <table:table-cell table:style-name="Table1.A1" office:value-type="string">
            <text:p text:style-name="P8">Adult</text:p>
          </table:table-cell>
          <table:table-cell table:style-name="Table1.A1" office:value-type="string">
            <text:p text:style-name="P8">ADULT</text:p>
          </table:table-cell>
          <table:table-cell table:style-name="Table1.A1" office:value-type="string">
            <text:p text:style-name="P8">Pass</text:p>
          </table:table-cell>
        </table:table-row>
        <table:table-row table:style-name="TableLine94771595032064">
          <table:table-cell table:style-name="Table1.A1" office:value-type="string">
            <text:p text:style-name="P8">Child</text:p>
          </table:table-cell>
          <table:table-cell table:style-name="Table1.A1" office:value-type="string">
            <text:p text:style-name="P8">CHILD</text:p>
          </table:table-cell>
          <table:table-cell table:style-name="Table1.A1" office:value-type="string">
            <text:p text:style-name="P8">Pass</text:p>
          </table:table-cell>
        </table:table-row>
        <table:table-row table:style-name="TableLine94771595032064">
          <table:table-cell table:style-name="Table1.A1" office:value-type="string">
            <text:p text:style-name="P8">Object</text:p>
          </table:table-cell>
          <table:table-cell table:style-name="Table1.A1" office:value-type="string">
            <text:p text:style-name="P8">OBJE<text:span text:style-name="T1">CT</text:span></text:p>
          </table:table-cell>
          <table:table-cell table:style-name="Table1.A1" office:value-type="string">
            <text:p text:style-name="P8">Pass</text:p>
          </table:table-cell>
        </table:table-row>
        <table:table-row table:style-name="TableLine94771595032064">
          <table:table-cell table:style-name="Table1.A1" office:value-type="string">
            <text:p text:style-name="P8">Empty</text:p>
          </table:table-cell>
          <table:table-cell table:style-name="Table1.A1" office:value-type="string">
            <text:p text:style-name="P8">EMPTY</text:p>
          </table:table-cell>
          <table:table-cell table:style-name="Table1.A1" office:value-type="string">
            <text:p text:style-name="P8">Pass</text:p>
          </table:table-cell>
        </table:table-row>
      </table:table>
      <text:p text:style-name="P16"/>
      <text:list xml:id="list3763862306" text:style-name="L12">
        <text:list-header>
          <text:p text:style-name="P30">Edge cases were refined by:</text:p>
        </text:list-header>
      </text:list>
      <text:p text:style-name="P16">Improving background subtraction</text:p>
      <text:list xml:id="list124016231448556" text:continue-numbering="true" text:style-name="L12">
        <text:list-item>
          <text:p text:style-name="P29">Normalizing ROI area</text:p>
        </text:list-item>
        <text:list-item>
          <text:p text:style-name="P29">Fixing thresholding errors</text:p>
        </text:list-item>
        <text:list-item>
          <text:p text:style-name="P29">Correcting feature normalization</text:p>
        </text:list-item>
      </text:list>
      <text:p text:style-name="P4"/>
      <text:h text:style-name="P2" text:outline-level="2"><text:span text:style-name="T1">9</text:span>. Limitations of POC</text:h>
      <text:list xml:id="list707879554" text:style-name="L13">
        <text:list-item>
          <text:p text:style-name="P31">Works with fixed camera angle</text:p>
        </text:list-item>
        <text:list-item>
          <text:p text:style-name="P31">ROI is manually defined</text:p>
        </text:list-item>
        <text:list-item>
          <text:p text:style-name="P31">Lighting changes not modeled</text:p>
        </text:list-item>
        <text:list-item>
          <text:p text:style-name="P31">Single-frame decision (no temporal filtering)</text:p>
        </text:list-item>
        <text:list-item>
          <text:p text:style-name="P31">Not trained on real in-car datasets</text:p>
        </text:list-item>
      </text:list>
      <text:h text:style-name="P2" text:outline-level="2"><text:span text:style-name="T1">10</text:span>. Path to Embedded (OKT507) <text:span text:style-name="T1">Migration</text:span></text:h>
      <text:p text:style-name="P16">For migration:</text:p>
      <text:list xml:id="list3312324304" text:style-name="L14">
        <text:list-item>
          <text:p text:style-name="P32">Replace file input with camera frames</text:p>
        </text:list-item>
        <text:list-item>
          <text:p text:style-name="P32">Remove Python dependency</text:p>
        </text:list-item>
        <text:list-item>
          <text:p text:style-name="P32">Use same C++ OpenCV pipeline</text:p>
        </text:list-item>
        <text:list-item>
          <text:p text:style-name="P13"><text:span text:style-name="T7">Replace </text:span><text:span text:style-name="Source_20_Text"><text:span text:style-name="T7">imshow()</text:span></text:span><text:span text:style-name="T7"> with framebuffer / HDMI rendering</text:span></text:p>
        </text:list-item>
        <text:list-item>
          <text:p text:style-name="P32">Optimize:</text:p>
          <text:list>
            <text:list-item>
              <text:p text:style-name="P32"><text:soft-page-break/>Image resolution</text:p>
            </text:list-item>
            <text:list-item>
              <text:p text:style-name="P32">Memory usage</text:p>
            </text:list-item>
            <text:list-item>
              <text:p text:style-name="P32">Processing time</text:p>
            </text:list-item>
          </text:list>
        </text:list-item>
      </text:list>
      <text:p text:style-name="P16">The algorithm itself remains unchanged.</text:p>
      <text:p text:style-name="P4"/>
      <text:h text:style-name="P2" text:outline-level="2">1<text:span text:style-name="T1">1</text:span>. <text:span text:style-name="T6">Conclusion</text:span></text:h>
      <text:p text:style-name="P16">This POC demonstrates:</text:p>
      <text:list xml:id="list2376785198" text:style-name="L15">
        <text:list-item>
          <text:p text:style-name="P33">Understanding of automotive safety requirements</text:p>
        </text:list-item>
        <text:list-item>
          <text:p text:style-name="P33">End-to-end computer vision pipeline</text:p>
        </text:list-item>
        <text:list-item>
          <text:p text:style-name="P33">Deterministic classification suitable for safety</text:p>
        </text:list-item>
        <text:list-item>
          <text:p text:style-name="P33">Embedded-ready design</text:p>
        </text:list-item>
        <text:list-item>
          <text:p text:style-name="P33">Clear separation between algorithm and platform</text:p>
        </text:list-item>
      </text:list>
      <text:p text:style-name="P34"><text:span text:style-name="T4">This OMS </text:span><text:span text:style-name="T5">POC </text:span><text:span text:style-name="T4">successfully demonstrates a complete image-to-decision pipeline using a lightweight, rule-based vision approach. The design is platform-independent and modular, making it ready for migration to the OKT507 embedded target. Only the image input source (camera instead of files) and the display/output mechanism need to be adapted; the core OMS algorithm remains unchanged. This ensures a smooth transition from PC-based validation to real-time embedded deployment.</text:span></text:p>
      <text:p text:style-name="P4"/>
      <text:p text:style-name="Text_20_body"><text:span text:style-name="Emphasis"><text:span text:style-name="T7"/>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13T12:24:28.849052592</meta:creation-date>
    <dc:date>2026-01-13T12:40:14.939861032</dc:date>
    <meta:editing-duration>PT5M34S</meta:editing-duration>
    <meta:editing-cycles>1</meta:editing-cycles>
    <meta:document-statistic meta:table-count="1" meta:image-count="0" meta:object-count="0" meta:page-count="5" meta:paragraph-count="133" meta:word-count="701" meta:character-count="4349" meta:non-whitespace-character-count="3830"/>
    <meta:generator>LibreOffice/6.4.7.2$Linux_X86_64 LibreOffice_project/40$Build-2</meta:generator>
  </office:meta>
</office:document-meta>
</file>